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5585d" officeooo:paragraph-rsid="0015585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officeooo:rsid="0015585d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000000" style:font-name="Consolas" fo:font-size="10pt" style:font-size-asian="10pt"/>
    </style:style>
    <style:style style:name="T3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4" style:family="text">
      <style:text-properties fo:color="#000000" style:text-line-through-style="solid" style:text-line-through-type="single" style:font-name="Consolas" fo:font-size="10pt" style:text-underline-style="solid" style:text-underline-width="auto" style:text-underline-color="font-color" style:font-size-asian="10pt"/>
    </style:style>
    <style:style style:name="T5" style:family="text">
      <style:text-properties fo:color="#0000c0" style:font-name="Consolas" fo:font-size="10pt" style:font-size-asian="10pt"/>
    </style:style>
    <style:style style:name="T6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7" style:family="text">
      <style:text-properties fo:color="#6a3e3e" style:font-name="Consolas" fo:font-size="10pt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3f7f7f" style:font-name="Consolas" fo:font-size="10pt" style:font-size-asian="10pt"/>
    </style:style>
    <style:style style:name="T10" style:family="text">
      <style:text-properties style:font-name="Consolas" fo:font-size="10pt" style:font-size-asian="10pt"/>
    </style:style>
    <style:style style:name="T11" style:family="text">
      <style:text-properties fo:color="#7f007f" style:font-name="Consolas" fo:font-size="10pt" style:font-size-asian="10pt"/>
    </style:style>
    <style:style style:name="T12" style:family="text">
      <style:text-properties fo:color="#2a00ff" style:font-name="Consolas" fo:font-size="10pt" fo:font-style="italic" style:font-size-asian="10pt" style:font-style-asian="italic"/>
    </style:style>
    <style:style style:name="T13" style:family="text">
      <style:text-properties fo:color="#2a00ff" style:font-name="Consolas" fo:font-size="10pt" style:font-size-asian="10pt"/>
    </style:style>
    <style:style style:name="T14" style:family="text">
      <style:text-properties fo:color="#808080" style:font-name="Consolas" fo:font-size="10pt" style:font-size-asian="10pt"/>
    </style:style>
    <style:style style:name="T15" style:family="text">
      <style:text-properties fo:color="#3f7f5f" style:font-name="Consolas" fo:font-size="10pt" style:font-size-asian="10pt"/>
    </style:style>
    <style:style style:name="T16" style:family="text">
      <style:text-properties fo:color="#3f5fbf" style:font-name="Consolas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Customer.java</text:p>
      <text:p text:style-name="P1"/>
      <text:p text:style-name="P1"><text:span text:style-name="T1">package</text:span><text:span text:style-name="T2"> com.dsrc;</text:span></text:p>
      <text:p text:style-name="P3"/>
      <text:p text:style-name="P2"><text:span text:style-name="T1">public</text:span><text:span text:style-name="T2"> </text:span><text:span text:style-name="T1">class</text:span><text:span text:style-name="T2"> Customer </text:span></text:p>
      <text:p text:style-name="P2"><text:span text:style-name="T2">{</text:span></text:p>
      <text:p text:style-name="P2"><text:span text:style-name="T2"><text:tab/></text:span><text:span text:style-name="T1">private</text:span><text:span text:style-name="T2"> </text:span><text:span text:style-name="T1">int</text:span><text:span text:style-name="T2"> </text:span><text:span text:style-name="T5">custId</text:span><text:span text:style-name="T2">;</text:span></text:p>
      <text:p text:style-name="P2"><text:span text:style-name="T2"><text:tab/></text:span><text:span text:style-name="T1">private</text:span><text:span text:style-name="T2"> String </text:span><text:span text:style-name="T5">custName</text:span><text:span text:style-name="T2">;</text:span></text:p>
      <text:p text:style-name="P2"><text:span text:style-name="T2"><text:tab/></text:span><text:span text:style-name="T1">private</text:span><text:span text:style-name="T2"> String </text:span><text:span text:style-name="T5">city</text:span><text:span text:style-name="T2">;</text:span></text:p>
      <text:p text:style-name="P2"><text:span text:style-name="T2"><text:tab/></text:span><text:span text:style-name="T1">public</text:span><text:span text:style-name="T2"> Customer(){</text:span></text:p>
      <text:p text:style-name="P2"><text:span text:style-name="T2"><text:tab/><text:tab/></text:span></text:p>
      <text:p text:style-name="P2"><text:span text:style-name="T2"><text:tab/>}</text:span></text:p>
      <text:p text:style-name="P2"><text:span text:style-name="T2"><text:tab/></text:span><text:span text:style-name="T1">public</text:span><text:span text:style-name="T2"> Customer(</text:span><text:span text:style-name="T1">int</text:span><text:span text:style-name="T2"> </text:span><text:span text:style-name="T7">custId</text:span><text:span text:style-name="T2">,String </text:span><text:span text:style-name="T7">custName</text:span><text:span text:style-name="T2">,String </text:span><text:span text:style-name="T7">city</text:span><text:span text:style-name="T2">)</text:span></text:p>
      <text:p text:style-name="P2"><text:span text:style-name="T2"><text:tab/>{</text:span></text:p>
      <text:p text:style-name="P2"><text:span text:style-name="T2"><text:tab/><text:tab/></text:span><text:span text:style-name="T1">this</text:span><text:span text:style-name="T2">.</text:span><text:span text:style-name="T5">custId</text:span><text:span text:style-name="T2">=</text:span><text:span text:style-name="T7">custId</text:span><text:span text:style-name="T2">;</text:span></text:p>
      <text:p text:style-name="P2"><text:span text:style-name="T2"><text:tab/><text:tab/></text:span><text:span text:style-name="T1">this</text:span><text:span text:style-name="T2">.</text:span><text:span text:style-name="T5">custName</text:span><text:span text:style-name="T2">=</text:span><text:span text:style-name="T7">custName</text:span><text:span text:style-name="T2">;</text:span></text:p>
      <text:p text:style-name="P2"><text:span text:style-name="T2"><text:tab/><text:tab/></text:span><text:span text:style-name="T1">this</text:span><text:span text:style-name="T2">.</text:span><text:span text:style-name="T5">city</text:span><text:span text:style-name="T2">=</text:span><text:span text:style-name="T7">city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</text:span><text:span text:style-name="T1">int</text:span><text:span text:style-name="T2"> getCustId() {</text:span></text:p>
      <text:p text:style-name="P2"><text:span text:style-name="T2"><text:tab/><text:tab/></text:span><text:span text:style-name="T1">return</text:span><text:span text:style-name="T2"> </text:span><text:span text:style-name="T5">custId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</text:span><text:span text:style-name="T1">void</text:span><text:span text:style-name="T2"> setCustId(</text:span><text:span text:style-name="T1">int</text:span><text:span text:style-name="T2"> </text:span><text:span text:style-name="T7">custId</text:span><text:span text:style-name="T2">) {</text:span></text:p>
      <text:p text:style-name="P2"><text:span text:style-name="T2"><text:tab/><text:tab/></text:span><text:span text:style-name="T1">this</text:span><text:span text:style-name="T2">.</text:span><text:span text:style-name="T5">custId</text:span><text:span text:style-name="T2"> = </text:span><text:span text:style-name="T7">custId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String getCustName() {</text:span></text:p>
      <text:p text:style-name="P2"><text:span text:style-name="T2"><text:tab/><text:tab/></text:span><text:span text:style-name="T1">return</text:span><text:span text:style-name="T2"> </text:span><text:span text:style-name="T5">custName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</text:span><text:span text:style-name="T1">void</text:span><text:span text:style-name="T2"> setCustName(String </text:span><text:span text:style-name="T7">custName</text:span><text:span text:style-name="T2">) {</text:span></text:p>
      <text:p text:style-name="P2"><text:span text:style-name="T2"><text:tab/><text:tab/></text:span><text:span text:style-name="T1">this</text:span><text:span text:style-name="T2">.</text:span><text:span text:style-name="T5">custName</text:span><text:span text:style-name="T2"> = </text:span><text:span text:style-name="T7">custName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String getCity() {</text:span></text:p>
      <text:p text:style-name="P2"><text:span text:style-name="T2"><text:tab/><text:tab/></text:span><text:span text:style-name="T1">return</text:span><text:span text:style-name="T2"> </text:span><text:span text:style-name="T5">city</text:span><text:span text:style-name="T2">;</text:span></text:p>
      <text:p text:style-name="P2"><text:span text:style-name="T2"><text:tab/>}</text:span></text:p>
      <text:p text:style-name="P3"/>
      <text:p text:style-name="P2"><text:span text:style-name="T2"><text:tab/></text:span><text:span text:style-name="T1">public</text:span><text:span text:style-name="T2"> </text:span><text:span text:style-name="T1">void</text:span><text:span text:style-name="T2"> setCity(String </text:span><text:span text:style-name="T7">city</text:span><text:span text:style-name="T2">) {</text:span></text:p>
      <text:p text:style-name="P2"><text:span text:style-name="T2"><text:tab/><text:tab/></text:span><text:span text:style-name="T1">this</text:span><text:span text:style-name="T2">.</text:span><text:span text:style-name="T5">city</text:span><text:span text:style-name="T2"> = </text:span><text:span text:style-name="T7">city</text:span><text:span text:style-name="T2">;</text:span></text:p>
      <text:p text:style-name="P2"><text:span text:style-name="T2"><text:tab/>}</text:span></text:p>
      <text:p text:style-name="P3"/>
      <text:p text:style-name="P2"><text:span text:style-name="T2">}</text:span></text:p>
      <text:p text:style-name="P4"/>
      <text:p text:style-name="P1">Customer.hbm.xml</text:p>
      <text:p text:style-name="P1"/>
      <text:p text:style-name="P1"><text:span text:style-name="T8">&lt;?</text:span><text:span text:style-name="T9">xml</text:span><text:span text:style-name="T10"> </text:span><text:span text:style-name="T11">version</text:span><text:span text:style-name="T10"> </text:span><text:span text:style-name="T2">=</text:span><text:span text:style-name="T10"> </text:span><text:span text:style-name="T12">"1.0"</text:span><text:span text:style-name="T10"> </text:span><text:span text:style-name="T11">encoding</text:span><text:span text:style-name="T10"> </text:span><text:span text:style-name="T2">=</text:span><text:span text:style-name="T10"> </text:span><text:span text:style-name="T12">"utf-8"</text:span><text:span text:style-name="T8">?&gt;</text:span></text:p>
      <text:p text:style-name="P2"><text:span text:style-name="T8">&lt;!</text:span><text:span text:style-name="T9">DOCTYPE</text:span><text:span text:style-name="T10"> </text:span><text:span text:style-name="T8">hibernate-mapping</text:span><text:span text:style-name="T10"> </text:span><text:span text:style-name="T14">PUBLIC</text:span><text:span text:style-name="T10"> </text:span></text:p>
      <text:p text:style-name="P2"><text:span text:style-name="T8">"-//Hibernate/Hibernate Mapping DTD//EN"</text:span></text:p>
      <text:p text:style-name="P2"><text:span text:style-name="T15">"http://www.hibernate.org/dtd/hibernate-mapping-3.0.dtd"</text:span><text:span text:style-name="T8">&gt;</text:span><text:span text:style-name="T2"> </text:span></text:p>
      <text:p text:style-name="P3"/>
      <text:p text:style-name="P2"><text:span text:style-name="T8">&lt;</text:span><text:span text:style-name="T9">hibernate-mapping</text:span><text:span text:style-name="T8">&gt;</text:span></text:p>
      <text:p text:style-name="P2"><text:span text:style-name="T2"><text:s text:c="3"/></text:span><text:span text:style-name="T8">&lt;</text:span><text:span text:style-name="T9">class</text:span><text:span text:style-name="T10"> </text:span><text:span text:style-name="T11">name</text:span><text:span text:style-name="T10"> </text:span><text:span text:style-name="T2">=</text:span><text:span text:style-name="T10"> </text:span><text:span text:style-name="T12">"com.dsrc.Customer"</text:span><text:span text:style-name="T10"> </text:span><text:span text:style-name="T11">table</text:span><text:span text:style-name="T10"> </text:span><text:span text:style-name="T2">=</text:span><text:span text:style-name="T10"> </text:span><text:span text:style-name="T12">"Customer"</text:span><text:span text:style-name="T8">&gt;</text:span></text:p>
      <text:p text:style-name="P2"><text:span text:style-name="T2"><text:s text:c="6"/></text:span></text:p>
      <text:p text:style-name="P2"><text:soft-page-break/><text:span text:style-name="T2"><text:s text:c="6"/></text:span><text:span text:style-name="T8">&lt;</text:span><text:span text:style-name="T9">meta</text:span><text:span text:style-name="T10"> </text:span><text:span text:style-name="T11">attribute</text:span><text:span text:style-name="T10"> </text:span><text:span text:style-name="T2">=</text:span><text:span text:style-name="T10"> </text:span><text:span text:style-name="T12">"class-description"</text:span><text:span text:style-name="T8">&gt;</text:span></text:p>
      <text:p text:style-name="P2"><text:span text:style-name="T2"><text:s text:c="9"/>This class contains the employee detail. </text:span></text:p>
      <text:p text:style-name="P2"><text:span text:style-name="T2"><text:s text:c="6"/></text:span><text:span text:style-name="T8">&lt;/</text:span><text:span text:style-name="T9">meta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id</text:span><text:span text:style-name="T10"> </text:span><text:span text:style-name="T11">name</text:span><text:span text:style-name="T10"> </text:span><text:span text:style-name="T2">=</text:span><text:span text:style-name="T10"> </text:span><text:span text:style-name="T12">"custId"</text:span><text:span text:style-name="T10"> </text:span><text:span text:style-name="T11">type</text:span><text:span text:style-name="T10"> </text:span><text:span text:style-name="T2">=</text:span><text:span text:style-name="T10"> </text:span><text:span text:style-name="T12">"int"</text:span><text:span text:style-name="T10"> </text:span><text:span text:style-name="T11">column</text:span><text:span text:style-name="T10"> </text:span><text:span text:style-name="T2">=</text:span><text:span text:style-name="T10"> </text:span><text:span text:style-name="T12">"custid"</text:span><text:span text:style-name="T8">&gt;</text:span></text:p>
      <text:p text:style-name="P2"><text:span text:style-name="T2"><text:s text:c="9"/></text:span><text:span text:style-name="T8">&lt;</text:span><text:span text:style-name="T9">generator</text:span><text:span text:style-name="T10"> </text:span><text:span text:style-name="T11">class</text:span><text:span text:style-name="T2">=</text:span><text:span text:style-name="T12">"assigned"</text:span><text:span text:style-name="T8">/&gt;</text:span></text:p>
      <text:p text:style-name="P2"><text:span text:style-name="T2"><text:s text:c="6"/></text:span><text:span text:style-name="T8">&lt;/</text:span><text:span text:style-name="T9">id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custName"</text:span><text:span text:style-name="T10"> </text:span><text:span text:style-name="T11">column</text:span><text:span text:style-name="T10"> </text:span><text:span text:style-name="T2">=</text:span><text:span text:style-name="T10"> </text:span><text:span text:style-name="T12">"custname"</text:span><text:span text:style-name="T10"> </text:span><text:span text:style-name="T11">type</text:span><text:span text:style-name="T10"> </text:span><text:span text:style-name="T2">=</text:span><text:span text:style-name="T10"> </text:span><text:span text:style-name="T12">"string"</text:span><text:span text:style-name="T8">/&gt;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city"</text:span><text:span text:style-name="T10"> </text:span><text:span text:style-name="T11">column</text:span><text:span text:style-name="T10"> </text:span><text:span text:style-name="T2">=</text:span><text:span text:style-name="T10"> </text:span><text:span text:style-name="T12">"city"</text:span><text:span text:style-name="T10"> </text:span><text:span text:style-name="T11">type</text:span><text:span text:style-name="T10"> </text:span><text:span text:style-name="T2">=</text:span><text:span text:style-name="T10"> </text:span><text:span text:style-name="T12">"string"</text:span><text:span text:style-name="T8">/&gt;</text:span></text:p>
      <text:p text:style-name="P2"><text:span text:style-name="T2"><text:s text:c="6"/></text:span></text:p>
      <text:p text:style-name="P2"><text:span text:style-name="T2"><text:s text:c="3"/></text:span><text:span text:style-name="T8">&lt;/</text:span><text:span text:style-name="T9">class</text:span><text:span text:style-name="T8">&gt;</text:span></text:p>
      <text:p text:style-name="P1"><text:span text:style-name="T8">&lt;/</text:span><text:span text:style-name="T9">hibernate-mapping</text:span><text:span text:style-name="T8">&gt;</text:span></text:p>
      <text:p text:style-name="P1"/>
      <text:p text:style-name="P1">hibernate.cfg.xml</text:p>
      <text:p text:style-name="P1"/>
      <text:p text:style-name="P1"><text:span text:style-name="T8">&lt;?</text:span><text:span text:style-name="T9">xml</text:span><text:span text:style-name="T10"> </text:span><text:span text:style-name="T11">version</text:span><text:span text:style-name="T10"> </text:span><text:span text:style-name="T2">=</text:span><text:span text:style-name="T10"> </text:span><text:span text:style-name="T12">"1.0"</text:span><text:span text:style-name="T10"> </text:span><text:span text:style-name="T11">encoding</text:span><text:span text:style-name="T10"> </text:span><text:span text:style-name="T2">=</text:span><text:span text:style-name="T10"> </text:span><text:span text:style-name="T12">"utf-8"</text:span><text:span text:style-name="T8">?&gt;</text:span></text:p>
      <text:p text:style-name="P2"><text:span text:style-name="T8">&lt;!</text:span><text:span text:style-name="T9">DOCTYPE</text:span><text:span text:style-name="T10"> </text:span><text:span text:style-name="T8">hibernate-configuration</text:span><text:span text:style-name="T10"> </text:span><text:span text:style-name="T14">SYSTEM</text:span><text:span text:style-name="T10"> </text:span></text:p>
      <text:p text:style-name="P2"><text:span text:style-name="T15">"http://www.hibernate.org/dtd/hibernate-configuration-3.0.dtd"</text:span><text:span text:style-name="T8">&gt;</text:span></text:p>
      <text:p text:style-name="P2"><text:span text:style-name="T8">&lt;</text:span><text:span text:style-name="T9">hibernate-configuration</text:span><text:span text:style-name="T8">&gt;</text:span></text:p>
      <text:p text:style-name="P2"><text:span text:style-name="T2"><text:s text:c="3"/></text:span><text:span text:style-name="T8">&lt;</text:span><text:span text:style-name="T9">session-factory</text:span><text:span text:style-name="T8">&gt;</text:span></text:p>
      <text:p text:style-name="P2"><text:span text:style-name="T2"><text:s text:c="3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hibernate.dialect"</text:span><text:span text:style-name="T8">&gt;</text:span></text:p>
      <text:p text:style-name="P2"><text:span text:style-name="T2"><text:s text:c="9"/>org.hibernate.dialect.MySQLDialect</text:span></text:p>
      <text:p text:style-name="P2"><text:span text:style-name="T2"><text:s text:c="6"/></text:span><text:span text:style-name="T8">&lt;/</text:span><text:span text:style-name="T9">property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hibernate.connection.driver_class"</text:span><text:span text:style-name="T8">&gt;</text:span></text:p>
      <text:p text:style-name="P2"><text:span text:style-name="T2"><text:s text:c="9"/>com.mysql.jdbc.Driver</text:span></text:p>
      <text:p text:style-name="P2"><text:span text:style-name="T2"><text:s text:c="6"/></text:span><text:span text:style-name="T8">&lt;/</text:span><text:span text:style-name="T9">property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16">&lt;!-- Assume test is the database name --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hibernate.connection.url"</text:span><text:span text:style-name="T8">&gt;</text:span></text:p>
      <text:p text:style-name="P2"><text:span text:style-name="T2"><text:s text:c="9"/>jdbc:mysql://</text:span><text:span text:style-name="T3">localhost</text:span><text:span text:style-name="T2">:3306/</text:span><text:span text:style-name="T3">hiber</text:span></text:p>
      <text:p text:style-name="P2"><text:span text:style-name="T2"><text:s text:c="6"/></text:span><text:span text:style-name="T8">&lt;/</text:span><text:span text:style-name="T9">property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hibernate.connection.username"</text:span><text:span text:style-name="T8">&gt;</text:span></text:p>
      <text:p text:style-name="P2"><text:span text:style-name="T2"><text:s text:c="9"/>root</text:span></text:p>
      <text:p text:style-name="P2"><text:span text:style-name="T2"><text:s text:c="6"/></text:span><text:span text:style-name="T8">&lt;/</text:span><text:span text:style-name="T9">property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8">&lt;</text:span><text:span text:style-name="T9">property</text:span><text:span text:style-name="T10"> </text:span><text:span text:style-name="T11">name</text:span><text:span text:style-name="T10"> </text:span><text:span text:style-name="T2">=</text:span><text:span text:style-name="T10"> </text:span><text:span text:style-name="T12">"hibernate.connection.password"</text:span><text:span text:style-name="T8">&gt;</text:span></text:p>
      <text:p text:style-name="P2"><text:span text:style-name="T2"><text:s text:c="9"/></text:span><text:span text:style-name="T3">dsrc</text:span></text:p>
      <text:p text:style-name="P2"><text:span text:style-name="T2"><text:s text:c="6"/></text:span><text:span text:style-name="T8">&lt;/</text:span><text:span text:style-name="T9">property</text:span><text:span text:style-name="T8">&gt;</text:span></text:p>
      <text:p text:style-name="P2"><text:span text:style-name="T2"><text:s text:c="6"/></text:span></text:p>
      <text:p text:style-name="P2"><text:span text:style-name="T2"><text:s text:c="6"/></text:span><text:span text:style-name="T16">&lt;!-- List of XML mapping files --&gt;</text:span></text:p>
      <text:p text:style-name="P2"><text:span text:style-name="T2"><text:s text:c="6"/></text:span><text:span text:style-name="T8">&lt;</text:span><text:span text:style-name="T9">mapping</text:span><text:span text:style-name="T10"> </text:span><text:span text:style-name="T11">resource</text:span><text:span text:style-name="T10"> </text:span><text:span text:style-name="T2">=</text:span><text:span text:style-name="T10"> </text:span><text:span text:style-name="T12">"Customer.hbm.xml"</text:span><text:span text:style-name="T8">/&gt;</text:span></text:p>
      <text:p text:style-name="P2"><text:span text:style-name="T2"><text:s text:c="6"/></text:span></text:p>
      <text:p text:style-name="P2"><text:span text:style-name="T2"><text:s text:c="3"/></text:span><text:span text:style-name="T8">&lt;/</text:span><text:span text:style-name="T9">session-factory</text:span><text:span text:style-name="T8">&gt;</text:span></text:p>
      <text:p text:style-name="P1"><text:span text:style-name="T8">&lt;/</text:span><text:span text:style-name="T9">hibernate-configuration</text:span><text:span text:style-name="T8">&gt;</text:span><text:span text:style-name="T2"> </text:span></text:p>
      <text:p text:style-name="P1"/>
      <text:p text:style-name="P1">MainClass.java</text:p>
      <text:p text:style-name="P1"/>
      <text:p text:style-name="P1"><text:span text:style-name="T1">package</text:span><text:span text:style-name="T2"> com.dsrc;</text:span></text:p>
      <text:p text:style-name="P3"/>
      <text:p text:style-name="P2"><text:span text:style-name="T1">import</text:span><text:span text:style-name="T2"> org.hibernate.Session;</text:span></text:p>
      <text:p text:style-name="P2"><text:span text:style-name="T1">import</text:span><text:span text:style-name="T2"> org.hibernate.SessionFactory;</text:span></text:p>
      <text:p text:style-name="P2"><text:soft-page-break/><text:span text:style-name="T1">import</text:span><text:span text:style-name="T2"> org.hibernate.Transaction;</text:span></text:p>
      <text:p text:style-name="P2"><text:span text:style-name="T1">import</text:span><text:span text:style-name="T2"> org.hibernate.cfg.Configuration;</text:span></text:p>
      <text:p text:style-name="P3"/>
      <text:p text:style-name="P2"><text:span text:style-name="T1">public</text:span><text:span text:style-name="T2"> </text:span><text:span text:style-name="T1">class</text:span><text:span text:style-name="T2"> MainClass {</text:span></text:p>
      <text:p text:style-name="P3"/>
      <text:p text:style-name="P2"><text:span text:style-name="T2"><text:tab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String[] </text:span><text:span text:style-name="T7">args</text:span><text:span text:style-name="T2">) {</text:span></text:p>
      <text:p text:style-name="P2"><text:span text:style-name="T2"><text:tab/><text:tab/>SessionFactory </text:span><text:span text:style-name="T7">sf</text:span><text:span text:style-name="T2">=</text:span><text:span text:style-name="T1">new</text:span><text:span text:style-name="T2"> Configuration().configure().</text:span><text:span text:style-name="T4">buildSessionFactory</text:span><text:span text:style-name="T3">()</text:span><text:span text:style-name="T2">;</text:span></text:p>
      <text:p text:style-name="P2"><text:span text:style-name="T2"><text:tab/><text:tab/></text:span></text:p>
      <text:p text:style-name="P2"><text:span text:style-name="T2"><text:tab/><text:tab/>Session </text:span><text:span text:style-name="T7">s</text:span><text:span text:style-name="T2">=</text:span><text:span text:style-name="T7">sf</text:span><text:span text:style-name="T2">.openSession();</text:span></text:p>
      <text:p text:style-name="P2"><text:span text:style-name="T2"><text:tab/><text:tab/>Customer </text:span><text:span text:style-name="T7">c</text:span><text:span text:style-name="T2">=</text:span><text:span text:style-name="T1">new</text:span><text:span text:style-name="T2"> Customer(101,</text:span><text:span text:style-name="T13">"Nivi"</text:span><text:span text:style-name="T2">,</text:span><text:span text:style-name="T13">"Kollam"</text:span><text:span text:style-name="T2">);</text:span></text:p>
      <text:p text:style-name="P2"><text:span text:style-name="T2"><text:tab/><text:tab/></text:span></text:p>
      <text:p text:style-name="P2"><text:span text:style-name="T2"><text:tab/><text:tab/>Transaction </text:span><text:span text:style-name="T7">tc</text:span><text:span text:style-name="T2">=</text:span><text:span text:style-name="T7">s</text:span><text:span text:style-name="T2">.beginTransaction();</text:span></text:p>
      <text:p text:style-name="P2"><text:span text:style-name="T2"><text:tab/><text:tab/></text:span><text:span text:style-name="T7">s</text:span><text:span text:style-name="T2">.save(</text:span><text:span text:style-name="T7">c</text:span><text:span text:style-name="T2">);</text:span></text:p>
      <text:p text:style-name="P2"><text:span text:style-name="T2"><text:tab/><text:tab/></text:span><text:span text:style-name="T7">tc</text:span><text:span text:style-name="T2">.commit();</text:span></text:p>
      <text:p text:style-name="P2"><text:span text:style-name="T2"><text:tab/><text:tab/></text:span></text:p>
      <text:p text:style-name="P2"><text:span text:style-name="T2"><text:tab/><text:tab/>System.</text:span><text:span text:style-name="T6">out</text:span><text:span text:style-name="T2">.println(</text:span><text:span text:style-name="T13">"Data Saved"</text:span><text:span text:style-name="T2">);</text:span></text:p>
      <text:p text:style-name="P3"/>
      <text:p text:style-name="P2"><text:span text:style-name="T2"><text:tab/>}</text:span></text:p>
      <text:p text:style-name="P3"/>
      <text:p text:style-name="P1"><text:span text:style-name="T2">}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6T12:55:47.010000000</meta:creation-date>
    <dc:date>2019-06-26T12:57:54.884000000</dc:date>
    <meta:editing-duration>PT2M9S</meta:editing-duration>
    <meta:editing-cycles>1</meta:editing-cycles>
    <meta:document-statistic meta:table-count="0" meta:image-count="0" meta:object-count="0" meta:page-count="3" meta:paragraph-count="110" meta:word-count="251" meta:character-count="2671" meta:non-whitespace-character-count="2190"/>
    <meta:generator>LibreOffice/5.0.5.2$Windows_X86_64 LibreOffice_project/55b006a02d247b5f7215fc6ea0fde844b30035b3</meta:generator>
  </office:meta>
</office:document-meta>
</file>